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d8c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d8c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d8c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d8c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d8c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d8c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d8c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d8c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d8c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d8c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d8c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d8c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d8c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d8c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d8c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d8c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d8c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arbelys Valentina Ramirez Blanc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10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2226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arwin Jose Rami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72333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1.1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3" meta:non-whitespace-character-count="997"/>
    <meta:template xlink:type="simple" xlink:actuate="onRequest" xlink:title="Normal" xlink:href=""/>
  </office:meta>
</office:document-meta>
</file>